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draw:fill-color="#ededed" draw:textarea-horizontal-align="justify" draw:textarea-vertical-align="middle" draw:auto-grow-height="false" fo:min-height="1.24cm" fo:min-width="2.84cm"/>
    </style:style>
    <style:style style:name="gr2" style:family="graphic" style:parent-style-name="standard">
      <style:graphic-properties draw:stroke="none" svg:stroke-color="#000000" draw:fill="none" draw:fill-color="#ffffff" draw:textarea-horizontal-align="left" draw:auto-grow-height="true" draw:auto-grow-width="true" fo:min-height="0.869cm" fo:min-width="2.174cm"/>
    </style:style>
    <style:style style:name="gr3" style:family="graphic" style:parent-style-name="standard">
      <style:graphic-properties draw:stroke="none" draw:fill-color="#ededed" draw:textarea-horizontal-align="justify" draw:textarea-vertical-align="middle" draw:auto-grow-height="false" fo:min-height="2.746cm" fo:min-width="2.676cm"/>
    </style:style>
    <style:style style:name="gr4" style:family="graphic" style:parent-style-name="standard">
      <style:graphic-properties draw:stroke="none" svg:stroke-width="0cm" draw:fill="solid" draw:fill-color="#00d35f" draw:textarea-vertical-align="middle" draw:auto-grow-height="false" draw:fit-to-size="false" fo:min-height="1.015cm" fo:min-width="0.825cm" fo:padding-top="0.125cm" fo:padding-bottom="0.125cm" fo:padding-left="0.25cm" fo:padding-right="0.25cm" fo:wrap-option="no-wrap"/>
    </style:style>
    <style:style style:name="gr5" style:family="graphic" style:parent-style-name="standard">
      <style:graphic-properties draw:stroke="none" draw:fill-color="#ededed" draw:textarea-horizontal-align="justify" draw:textarea-vertical-align="middle" draw:auto-grow-height="false" fo:min-height="1.086cm" fo:min-width="2.856cm"/>
    </style:style>
    <style:style style:name="gr6" style:family="graphic" style:parent-style-name="standard">
      <style:graphic-properties draw:stroke="none" svg:stroke-width="0cm" draw:fill="solid" draw:fill-color="#00d35f" draw:textarea-vertical-align="middle" draw:auto-grow-height="false" draw:fit-to-size="false" fo:min-height="1.162cm" fo:min-width="0.681cm" fo:padding-top="0.125cm" fo:padding-bottom="0.125cm" fo:padding-left="0.25cm" fo:padding-right="0.25cm" fo:wrap-option="no-wrap"/>
    </style:style>
    <style:style style:name="gr7" style:family="graphic" style:parent-style-name="standard">
      <style:graphic-properties draw:stroke="none" svg:stroke-width="0cm" draw:fill="solid" draw:fill-color="#00d35f" draw:textarea-vertical-align="middle" draw:auto-grow-height="false" draw:fit-to-size="false" fo:min-height="0cm" fo:min-width="0cm" fo:padding-top="0.125cm" fo:padding-bottom="0.125cm" fo:padding-left="0.25cm" fo:padding-right="0.25cm" fo:wrap-option="no-wrap"/>
    </style:style>
    <style:style style:name="gr8" style:family="graphic" style:parent-style-name="standard">
      <style:graphic-properties draw:stroke="none" svg:stroke-color="#000000" draw:fill="none" draw:fill-color="#ffffff" draw:textarea-horizontal-align="left" draw:auto-grow-height="true" draw:auto-grow-width="true" fo:min-height="0.526cm" fo:min-width="0.572cm"/>
    </style:style>
    <style:style style:name="gr9" style:family="graphic" style:parent-style-name="standard">
      <style:graphic-properties draw:stroke="none" svg:stroke-width="0cm" draw:fill="solid" draw:fill-color="#00d35f" draw:textarea-vertical-align="middle" draw:auto-grow-height="false" draw:fit-to-size="false" fo:min-height="1.161cm" fo:min-width="0.68cm" fo:padding-top="0.125cm" fo:padding-bottom="0.125cm" fo:padding-left="0.25cm" fo:padding-right="0.25cm" fo:wrap-option="no-wrap"/>
    </style:style>
    <style:style style:name="gr10" style:family="graphic" style:parent-style-name="standard">
      <style:graphic-properties draw:stroke="none" svg:stroke-color="#000000" draw:fill="none" draw:fill-color="#ffffff" draw:textarea-horizontal-align="left" draw:auto-grow-height="true" draw:auto-grow-width="true" fo:min-height="0.526cm" fo:min-width="0.692cm"/>
    </style:style>
    <style:style style:name="gr11" style:family="graphic" style:parent-style-name="objectwithoutfill">
      <style:graphic-properties svg:stroke-color="#a7a9ac" draw:marker-end="Symmetric_20_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526cm" fo:min-width="2.868cm"/>
    </style:style>
    <style:style style:name="gr13" style:family="graphic" style:parent-style-name="objectwithoutfill">
      <style:graphic-properties svg:stroke-color="#a7a9ac"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526cm" fo:min-width="0.895cm"/>
    </style:style>
    <style:style style:name="gr15" style:family="graphic" style:parent-style-name="standard">
      <style:graphic-properties draw:stroke="none" draw:fill-color="#ededed" draw:textarea-horizontal-align="justify" draw:textarea-vertical-align="middle" draw:auto-grow-height="false" fo:min-height="2.818cm" fo:min-width="3.368cm"/>
    </style:style>
    <style:style style:name="gr16" style:family="graphic" style:parent-style-name="standard">
      <style:graphic-properties draw:stroke="none" svg:stroke-color="#000000" draw:fill="none" draw:fill-color="#ffffff" draw:textarea-horizontal-align="left" draw:auto-grow-height="true" draw:auto-grow-width="true" fo:min-height="1.051cm" fo:min-width="1.3cm"/>
    </style:style>
    <style:style style:name="gr17" style:family="graphic" style:parent-style-name="standard">
      <style:graphic-properties draw:stroke="none" svg:stroke-color="#000000" draw:fill="none" draw:fill-color="#ffffff" draw:textarea-horizontal-align="left" draw:auto-grow-height="true" draw:auto-grow-width="true" fo:min-height="0.869cm" fo:min-width="2.644cm"/>
    </style:style>
    <style:style style:name="gr18" style:family="graphic" style:parent-style-name="standard">
      <style:graphic-properties draw:stroke="none" svg:stroke-width="0cm" draw:fill="solid" draw:fill-color="#00d35f" draw:textarea-vertical-align="middle" draw:auto-grow-height="false" draw:fit-to-size="false" fo:min-height="0.398cm" fo:min-width="0.179cm" fo:padding-top="0.125cm" fo:padding-bottom="0.125cm" fo:padding-left="0.25cm" fo:padding-right="0.25cm" fo:wrap-option="no-wrap"/>
    </style:style>
    <style:style style:name="gr19" style:family="graphic" style:parent-style-name="objectwithoutfill">
      <style:graphic-properties svg:stroke-width="0.106cm" svg:stroke-color="#a7a9ac" draw:marker-start-width="0.359cm" draw:marker-end="Arrow" draw:marker-end-width="0.459cm" draw:fill="none" draw:textarea-vertical-align="middle" fo:padding-top="0.178cm" fo:padding-bottom="0.178cm" fo:padding-left="0.303cm" fo:padding-right="0.303cm"/>
    </style:style>
    <style:style style:name="gr20" style:family="graphic" style:parent-style-name="objectwithoutfill">
      <style:graphic-properties svg:stroke-width="0.106cm" svg:stroke-color="#a7a9ac" draw:marker-start="Arrow" draw:marker-start-width="0.459cm" draw:marker-end="Arrow" draw:marker-end-width="0.459cm" draw:fill="none" draw:textarea-vertical-align="middle" fo:padding-top="0.178cm" fo:padding-bottom="0.178cm" fo:padding-left="0.303cm" fo:padding-right="0.303cm"/>
    </style:style>
    <style:style style:name="P1" style:family="paragraph">
      <loext:graphic-properties draw:fill-color="#ededed"/>
      <style:paragraph-properties fo:text-align="center"/>
    </style:style>
    <style:style style:name="P2" style:family="paragraph">
      <loext:graphic-properties draw:fill="none" draw:fill-color="#ffffff"/>
      <style:text-properties fo:color="#5f5f5f" style:font-name="Open Sans" fo:font-weight="normal" style:font-weight-asian="normal" style:font-weight-complex="normal"/>
    </style:style>
    <style:style style:name="P3" style:family="paragraph">
      <loext:graphic-properties draw:fill="solid" draw:fill-color="#00d35f"/>
      <style:paragraph-properties fo:text-align="start" style:font-independent-line-spacing="true"/>
      <style:text-properties fo:font-size="18pt"/>
    </style:style>
    <style:style style:name="P4" style:family="paragraph">
      <style:paragraph-properties fo:text-align="end"/>
    </style:style>
    <style:style style:name="P5" style:family="paragraph">
      <loext:graphic-properties draw:fill="none" draw:fill-color="#ffffff"/>
      <style:paragraph-properties fo:text-align="end"/>
      <style:text-properties fo:color="#000000" style:font-name="Open Sans" fo:font-size="11pt" fo:font-weight="normal" style:font-size-asian="11pt" style:font-weight-asian="normal" style:font-size-complex="11pt" style:font-weight-complex="normal"/>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none" draw:fill-color="#ffffff"/>
      <style:paragraph-properties fo:text-align="center"/>
      <style:text-properties fo:color="#000000" style:font-name="Open Sans" fo:font-size="11pt" fo:font-weight="normal" style:font-size-asian="11pt" style:font-weight-asian="normal" style:font-size-complex="11pt" style:font-weight-complex="normal"/>
    </style:style>
    <style:style style:name="P9" style:family="paragraph">
      <style:paragraph-properties fo:text-align="start"/>
    </style:style>
    <style:style style:name="P10" style:family="paragraph">
      <loext:graphic-properties draw:fill="none" draw:fill-color="#ffffff"/>
      <style:paragraph-properties fo:text-align="start"/>
      <style:text-properties fo:color="#000000" style:font-name="Open Sans" fo:font-size="11pt" fo:font-weight="normal" style:font-size-asian="11pt" style:font-weight-asian="normal" style:font-size-complex="11pt" style:font-weight-complex="normal"/>
    </style:style>
    <style:style style:name="T1" style:family="text">
      <style:text-properties fo:color="#5f5f5f" style:font-name="Open Sans" fo:font-weight="normal" style:font-weight-asian="normal" style:font-weight-complex="normal"/>
    </style:style>
    <style:style style:name="T2" style:family="text">
      <style:text-properties fo:color="#000000" style:font-name="Open Sans" fo:font-size="11pt" fo:font-weight="normal" style:font-size-asian="11pt" style:font-weight-asian="normal" style:font-size-complex="11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7" draw:id="id17">
          <draw:custom-shape draw:style-name="gr1" draw:text-style-name="P1" xml:id="id11" draw:id="id11" draw:layer="layout" svg:width="3.5cm" svg:height="1.65cm" svg:x="5.487cm" svg:y="11.2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674cm" svg:height="1.119cm" svg:x="5.9cm" svg:y="11.491cm">
            <draw:text-box>
              <text:p><text:span text:style-name="T1">GRUB2</text:span></text:p>
            </draw:text-box>
          </draw:frame>
        </draw:g>
        <draw:g>
          <draw:custom-shape draw:style-name="gr3" draw:text-style-name="P1" xml:id="id10" draw:id="id10" draw:layer="layout" svg:width="3.5cm" svg:height="3.32cm" svg:x="5.487cm" svg:y="5.4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 draw:text-style-name="P2" draw:layer="layout" svg:width="2.674cm" svg:height="1.119cm" svg:x="6.2cm" svg:y="5.752cm">
              <draw:text-box>
                <text:p><text:span text:style-name="T1">Shim</text:span></text:p>
              </draw:text-box>
            </draw:frame>
            <draw:custom-shape draw:name="Freeform 78" draw:style-name="gr4" draw:text-style-name="P3" xml:id="id6" draw:id="id6" draw:layer="layout" svg:width="1.324cm" svg:height="1.264cm" draw:transform="rotate (-0.124791041517594) translate (6.659cm 6.834cm)">
              <text:p/>
              <draw:enhanced-geometry draw:mirror-horizontal="false" draw:mirror-vertical="false" svg:viewBox="0 0 0 0" drawooo:sub-view-size="584 555" draw:text-areas="0 0 ?f78 ?f79" draw:type="ooxml-non-primitive" draw:enhanced-path="M 580 484 L 580 484 C 390 294 390 294 390 294 401 284 401 284 401 284 405 280 405 274 401 270 350 218 350 218 350 218 354 206 361 179 355 147 350 113 329 52 257 21 210 1 164 0 121 19 69 43 37 88 29 112 13 161 0 252 92 316 146 354 208 343 228 339 279 390 279 390 279 390 283 394 290 394 294 390 312 372 312 372 312 372 358 418 358 418 358 418 360 420 362 421 365 421 L 365 421 C 391 421 391 421 391 421 393 474 393 474 393 474 393 477 396 479 398 481 399 483 402 483 405 483 459 480 459 480 459 480 461 519 461 519 461 519 461 525 465 529 472 530 493 530 493 530 493 530 513 551 513 551 513 551 515 553 518 554 520 554 522 554 522 554 523 554 574 549 574 549 574 549 579 547 583 543 583 538 583 491 583 491 583 491 583 488 582 486 580 484 Z M 187 243 L 187 243 C 150 243 119 212 119 175 119 137 150 107 187 107 225 107 255 137 255 175 255 212 225 243 187 243 Z N">
                <draw:equation draw:name="f0" draw:formula="580*logwidth/584"/>
                <draw:equation draw:name="f1" draw:formula="484*logheight/555"/>
                <draw:equation draw:name="f2" draw:formula="580*logwidth/584"/>
                <draw:equation draw:name="f3" draw:formula="484*logheight/555"/>
                <draw:equation draw:name="f4" draw:formula="390*logwidth/584"/>
                <draw:equation draw:name="f5" draw:formula="294*logheight/555"/>
                <draw:equation draw:name="f6" draw:formula="401*logwidth/584"/>
                <draw:equation draw:name="f7" draw:formula="284*logheight/555"/>
                <draw:equation draw:name="f8" draw:formula="401*logwidth/584"/>
                <draw:equation draw:name="f9" draw:formula="270*logheight/555"/>
                <draw:equation draw:name="f10" draw:formula="350*logwidth/584"/>
                <draw:equation draw:name="f11" draw:formula="218*logheight/555"/>
                <draw:equation draw:name="f12" draw:formula="355*logwidth/584"/>
                <draw:equation draw:name="f13" draw:formula="147*logheight/555"/>
                <draw:equation draw:name="f14" draw:formula="257*logwidth/584"/>
                <draw:equation draw:name="f15" draw:formula="21*logheight/555"/>
                <draw:equation draw:name="f16" draw:formula="121*logwidth/584"/>
                <draw:equation draw:name="f17" draw:formula="19*logheight/555"/>
                <draw:equation draw:name="f18" draw:formula="29*logwidth/584"/>
                <draw:equation draw:name="f19" draw:formula="112*logheight/555"/>
                <draw:equation draw:name="f20" draw:formula="92*logwidth/584"/>
                <draw:equation draw:name="f21" draw:formula="316*logheight/555"/>
                <draw:equation draw:name="f22" draw:formula="228*logwidth/584"/>
                <draw:equation draw:name="f23" draw:formula="339*logheight/555"/>
                <draw:equation draw:name="f24" draw:formula="279*logwidth/584"/>
                <draw:equation draw:name="f25" draw:formula="390*logheight/555"/>
                <draw:equation draw:name="f26" draw:formula="294*logwidth/584"/>
                <draw:equation draw:name="f27" draw:formula="390*logheight/555"/>
                <draw:equation draw:name="f28" draw:formula="312*logwidth/584"/>
                <draw:equation draw:name="f29" draw:formula="372*logheight/555"/>
                <draw:equation draw:name="f30" draw:formula="358*logwidth/584"/>
                <draw:equation draw:name="f31" draw:formula="418*logheight/555"/>
                <draw:equation draw:name="f32" draw:formula="365*logwidth/584"/>
                <draw:equation draw:name="f33" draw:formula="421*logheight/555"/>
                <draw:equation draw:name="f34" draw:formula="365*logwidth/584"/>
                <draw:equation draw:name="f35" draw:formula="421*logheight/555"/>
                <draw:equation draw:name="f36" draw:formula="391*logwidth/584"/>
                <draw:equation draw:name="f37" draw:formula="421*logheight/555"/>
                <draw:equation draw:name="f38" draw:formula="393*logwidth/584"/>
                <draw:equation draw:name="f39" draw:formula="474*logheight/555"/>
                <draw:equation draw:name="f40" draw:formula="398*logwidth/584"/>
                <draw:equation draw:name="f41" draw:formula="481*logheight/555"/>
                <draw:equation draw:name="f42" draw:formula="405*logwidth/584"/>
                <draw:equation draw:name="f43" draw:formula="483*logheight/555"/>
                <draw:equation draw:name="f44" draw:formula="459*logwidth/584"/>
                <draw:equation draw:name="f45" draw:formula="480*logheight/555"/>
                <draw:equation draw:name="f46" draw:formula="461*logwidth/584"/>
                <draw:equation draw:name="f47" draw:formula="519*logheight/555"/>
                <draw:equation draw:name="f48" draw:formula="472*logwidth/584"/>
                <draw:equation draw:name="f49" draw:formula="530*logheight/555"/>
                <draw:equation draw:name="f50" draw:formula="493*logwidth/584"/>
                <draw:equation draw:name="f51" draw:formula="530*logheight/555"/>
                <draw:equation draw:name="f52" draw:formula="513*logwidth/584"/>
                <draw:equation draw:name="f53" draw:formula="551*logheight/555"/>
                <draw:equation draw:name="f54" draw:formula="520*logwidth/584"/>
                <draw:equation draw:name="f55" draw:formula="554*logheight/555"/>
                <draw:equation draw:name="f56" draw:formula="523*logwidth/584"/>
                <draw:equation draw:name="f57" draw:formula="554*logheight/555"/>
                <draw:equation draw:name="f58" draw:formula="574*logwidth/584"/>
                <draw:equation draw:name="f59" draw:formula="549*logheight/555"/>
                <draw:equation draw:name="f60" draw:formula="583*logwidth/584"/>
                <draw:equation draw:name="f61" draw:formula="538*logheight/555"/>
                <draw:equation draw:name="f62" draw:formula="583*logwidth/584"/>
                <draw:equation draw:name="f63" draw:formula="491*logheight/555"/>
                <draw:equation draw:name="f64" draw:formula="580*logwidth/584"/>
                <draw:equation draw:name="f65" draw:formula="484*logheight/555"/>
                <draw:equation draw:name="f66" draw:formula="187*logwidth/584"/>
                <draw:equation draw:name="f67" draw:formula="243*logheight/555"/>
                <draw:equation draw:name="f68" draw:formula="187*logwidth/584"/>
                <draw:equation draw:name="f69" draw:formula="243*logheight/555"/>
                <draw:equation draw:name="f70" draw:formula="119*logwidth/584"/>
                <draw:equation draw:name="f71" draw:formula="175*logheight/555"/>
                <draw:equation draw:name="f72" draw:formula="187*logwidth/584"/>
                <draw:equation draw:name="f73" draw:formula="107*logheight/555"/>
                <draw:equation draw:name="f74" draw:formula="255*logwidth/584"/>
                <draw:equation draw:name="f75" draw:formula="175*logheight/555"/>
                <draw:equation draw:name="f76" draw:formula="187*logwidth/584"/>
                <draw:equation draw:name="f77" draw:formula="243*logheight/555"/>
                <draw:equation draw:name="f78" draw:formula="logwidth"/>
                <draw:equation draw:name="f79" draw:formula="logheight"/>
              </draw:enhanced-geometry>
            </draw:custom-shape>
          </draw:g>
        </draw:g>
        <draw:g>
          <draw:custom-shape draw:style-name="gr5" draw:text-style-name="P1" xml:id="id9" draw:id="id9" draw:layer="layout" svg:width="3.5cm" svg:height="1.48cm" svg:x="5.487cm" svg:y="1.56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674cm" svg:height="1.119cm" svg:x="5.9cm" svg:y="1.747cm">
            <draw:text-box>
              <text:p><text:span text:style-name="T1">KEK db</text:span></text:p>
            </draw:text-box>
          </draw:frame>
        </draw:g>
        <draw:g draw:name="Group 8" xml:id="id2" draw:id="id2">
          <draw:custom-shape draw:name="Freeform 76" draw:style-name="gr6" draw:text-style-name="P3" draw:layer="layout" svg:width="1.18cm" svg:height="1.411cm" svg:x="4.72cm" svg:y="0.53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7" draw:text-style-name="P3" draw:layer="layout" svg:width="0.2cm" svg:height="0.2cm" svg:x="5.215cm" svg:y="1.409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8" draw:text-style-name="P5" xml:id="id1" draw:id="id1" draw:layer="layout" svg:width="1.072cm" svg:height="0.776cm" svg:x="2.478cm" svg:y="0.341cm">
          <draw:text-box>
            <text:p text:style-name="P4"><text:span text:style-name="T2">PK</text:span></text:p>
          </draw:text-box>
        </draw:frame>
        <draw:g draw:name="Group 8" xml:id="id4" draw:id="id4">
          <draw:custom-shape draw:name="Freeform 76" draw:style-name="gr9" draw:text-style-name="P3" draw:layer="layout" svg:width="1.18cm" svg:height="1.411cm" svg:x="4.72cm" svg:y="4.505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7" draw:text-style-name="P3" draw:layer="layout" svg:width="0.2cm" svg:height="0.2cm" svg:x="5.215cm" svg:y="5.384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10" draw:text-style-name="P5" xml:id="id3" draw:id="id3" draw:layer="layout" svg:width="1.192cm" svg:height="0.776cm" svg:x="2.458cm" svg:y="4.34cm">
          <draw:text-box>
            <text:p text:style-name="P4"><text:span text:style-name="T2">KEK</text:span></text:p>
          </draw:text-box>
        </draw:frame>
        <draw:connector draw:style-name="gr11" draw:text-style-name="P6" draw:layer="layout" draw:type="curve" svg:x1="3.55cm" svg:y1="0.729cm" svg:x2="4.72cm" svg:y2="1.235cm" draw:start-shape="id1" draw:start-glue-point="1" draw:end-shape="id2" svg:d="M3550 729c877 0 293 506 1170 506" svg:viewBox="0 0 1171 507">
          <text:p/>
        </draw:connector>
        <draw:connector draw:style-name="gr11" draw:text-style-name="P6" draw:layer="layout" draw:type="curve" svg:x1="3.65cm" svg:y1="4.728cm" svg:x2="4.72cm" svg:y2="5.21cm" draw:start-shape="id3" draw:start-glue-point="1" draw:end-shape="id4" svg:d="M3650 4728c802 0 268 482 1070 482" svg:viewBox="0 0 1071 483">
          <text:p/>
        </draw:connector>
        <draw:frame draw:style-name="gr12" draw:text-style-name="P8" xml:id="id5" draw:id="id5" draw:layer="layout" svg:width="3.368cm" svg:height="0.776cm" svg:x="0.282cm" svg:y="6.59cm">
          <draw:text-box>
            <text:p text:style-name="P7"><text:span text:style-name="T2">SUSE Public Key</text:span></text:p>
          </draw:text-box>
        </draw:frame>
        <draw:connector draw:style-name="gr13" draw:text-style-name="P6" draw:layer="layout" draw:type="curve" svg:x1="3.65cm" svg:y1="6.978cm" svg:x2="6.58cm" svg:y2="7.461cm" draw:start-shape="id5" draw:start-glue-point="1" draw:end-shape="id6" svg:d="M3650 6978c2245 0 781 483 2930 483" svg:viewBox="0 0 2931 484">
          <text:p/>
        </draw:connector>
        <draw:g draw:name="Group 8" xml:id="id8" draw:id="id8">
          <draw:custom-shape draw:name="Freeform 76" draw:style-name="gr6" draw:text-style-name="P3" draw:layer="layout" svg:width="1.18cm" svg:height="1.411cm" svg:x="4.72cm" svg:y="10.155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7" draw:text-style-name="P3" draw:layer="layout" svg:width="0.2cm" svg:height="0.2cm" svg:x="5.215cm" svg:y="11.034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14" draw:text-style-name="P5" xml:id="id7" draw:id="id7" draw:layer="layout" svg:width="1.395cm" svg:height="0.776cm" svg:x="2.255cm" svg:y="9.966cm">
          <draw:text-box>
            <text:p text:style-name="P4"><text:span text:style-name="T2">MOK</text:span></text:p>
          </draw:text-box>
        </draw:frame>
        <draw:connector draw:style-name="gr11" draw:text-style-name="P6" draw:layer="layout" draw:type="curve" svg:x1="3.65cm" svg:y1="10.354cm" svg:x2="4.72cm" svg:y2="10.86cm" draw:start-shape="id7" draw:start-glue-point="1" draw:end-shape="id8" svg:d="M3650 10354c802 0 268 506 1070 506" svg:viewBox="0 0 1071 507">
          <text:p/>
        </draw:connector>
        <draw:custom-shape draw:style-name="gr15" draw:text-style-name="P1" xml:id="id14" draw:id="id14" draw:layer="layout" svg:width="4.2cm" svg:height="3.4cm" svg:x="12.572cm" svg:y="5.4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8" xml:id="id13" draw:id="id13">
          <draw:custom-shape draw:name="Freeform 76" draw:style-name="gr6" draw:text-style-name="P3" draw:layer="layout" svg:width="1.18cm" svg:height="1.411cm" svg:x="16.366cm" svg:y="4.455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7" draw:text-style-name="P3" draw:layer="layout" svg:width="0.2cm" svg:height="0.2cm" svg:x="16.861cm" svg:y="5.334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16" draw:text-style-name="P10" xml:id="id12" draw:id="id12" draw:layer="layout" svg:width="1.8cm" svg:height="1.301cm" svg:x="18.9cm" svg:y="3.965cm">
          <draw:text-box>
            <text:p text:style-name="P9"><text:span text:style-name="T2">Boot</text:span></text:p>
            <text:p text:style-name="P9"><text:span text:style-name="T2">var</text:span></text:p>
          </draw:text-box>
        </draw:frame>
        <draw:g>
          <draw:frame draw:style-name="gr17" draw:text-style-name="P2" draw:layer="layout" svg:width="3.144cm" svg:height="1.119cm" svg:x="13.1cm" svg:y="6.093cm">
            <draw:text-box>
              <text:p><text:span text:style-name="T1">MOK List</text:span></text:p>
            </draw:text-box>
          </draw:frame>
          <draw:g>
            <draw:custom-shape draw:name="Freeform 78" draw:style-name="gr18" draw:text-style-name="P3" draw:layer="layout" svg:width="0.678cm" svg:height="0.647cm" svg:x="13.544cm" svg:y="7.493cm">
              <text:p/>
              <draw:enhanced-geometry draw:mirror-horizontal="false" draw:mirror-vertical="false" svg:viewBox="0 0 0 0" drawooo:sub-view-size="584 555" draw:text-areas="0 0 ?f78 ?f79" draw:type="ooxml-non-primitive" draw:enhanced-path="M 580 484 L 580 484 C 390 294 390 294 390 294 401 284 401 284 401 284 405 280 405 274 401 270 350 218 350 218 350 218 354 206 361 179 355 147 350 113 329 52 257 21 210 1 164 0 121 19 69 43 37 88 29 112 13 161 0 252 92 316 146 354 208 343 228 339 279 390 279 390 279 390 283 394 290 394 294 390 312 372 312 372 312 372 358 418 358 418 358 418 360 420 362 421 365 421 L 365 421 C 391 421 391 421 391 421 393 474 393 474 393 474 393 477 396 479 398 481 399 483 402 483 405 483 459 480 459 480 459 480 461 519 461 519 461 519 461 525 465 529 472 530 493 530 493 530 493 530 513 551 513 551 513 551 515 553 518 554 520 554 522 554 522 554 523 554 574 549 574 549 574 549 579 547 583 543 583 538 583 491 583 491 583 491 583 488 582 486 580 484 Z M 187 243 L 187 243 C 150 243 119 212 119 175 119 137 150 107 187 107 225 107 255 137 255 175 255 212 225 243 187 243 Z N">
                <draw:equation draw:name="f0" draw:formula="580*logwidth/584"/>
                <draw:equation draw:name="f1" draw:formula="484*logheight/555"/>
                <draw:equation draw:name="f2" draw:formula="580*logwidth/584"/>
                <draw:equation draw:name="f3" draw:formula="484*logheight/555"/>
                <draw:equation draw:name="f4" draw:formula="390*logwidth/584"/>
                <draw:equation draw:name="f5" draw:formula="294*logheight/555"/>
                <draw:equation draw:name="f6" draw:formula="401*logwidth/584"/>
                <draw:equation draw:name="f7" draw:formula="284*logheight/555"/>
                <draw:equation draw:name="f8" draw:formula="401*logwidth/584"/>
                <draw:equation draw:name="f9" draw:formula="270*logheight/555"/>
                <draw:equation draw:name="f10" draw:formula="350*logwidth/584"/>
                <draw:equation draw:name="f11" draw:formula="218*logheight/555"/>
                <draw:equation draw:name="f12" draw:formula="355*logwidth/584"/>
                <draw:equation draw:name="f13" draw:formula="147*logheight/555"/>
                <draw:equation draw:name="f14" draw:formula="257*logwidth/584"/>
                <draw:equation draw:name="f15" draw:formula="21*logheight/555"/>
                <draw:equation draw:name="f16" draw:formula="121*logwidth/584"/>
                <draw:equation draw:name="f17" draw:formula="19*logheight/555"/>
                <draw:equation draw:name="f18" draw:formula="29*logwidth/584"/>
                <draw:equation draw:name="f19" draw:formula="112*logheight/555"/>
                <draw:equation draw:name="f20" draw:formula="92*logwidth/584"/>
                <draw:equation draw:name="f21" draw:formula="316*logheight/555"/>
                <draw:equation draw:name="f22" draw:formula="228*logwidth/584"/>
                <draw:equation draw:name="f23" draw:formula="339*logheight/555"/>
                <draw:equation draw:name="f24" draw:formula="279*logwidth/584"/>
                <draw:equation draw:name="f25" draw:formula="390*logheight/555"/>
                <draw:equation draw:name="f26" draw:formula="294*logwidth/584"/>
                <draw:equation draw:name="f27" draw:formula="390*logheight/555"/>
                <draw:equation draw:name="f28" draw:formula="312*logwidth/584"/>
                <draw:equation draw:name="f29" draw:formula="372*logheight/555"/>
                <draw:equation draw:name="f30" draw:formula="358*logwidth/584"/>
                <draw:equation draw:name="f31" draw:formula="418*logheight/555"/>
                <draw:equation draw:name="f32" draw:formula="365*logwidth/584"/>
                <draw:equation draw:name="f33" draw:formula="421*logheight/555"/>
                <draw:equation draw:name="f34" draw:formula="365*logwidth/584"/>
                <draw:equation draw:name="f35" draw:formula="421*logheight/555"/>
                <draw:equation draw:name="f36" draw:formula="391*logwidth/584"/>
                <draw:equation draw:name="f37" draw:formula="421*logheight/555"/>
                <draw:equation draw:name="f38" draw:formula="393*logwidth/584"/>
                <draw:equation draw:name="f39" draw:formula="474*logheight/555"/>
                <draw:equation draw:name="f40" draw:formula="398*logwidth/584"/>
                <draw:equation draw:name="f41" draw:formula="481*logheight/555"/>
                <draw:equation draw:name="f42" draw:formula="405*logwidth/584"/>
                <draw:equation draw:name="f43" draw:formula="483*logheight/555"/>
                <draw:equation draw:name="f44" draw:formula="459*logwidth/584"/>
                <draw:equation draw:name="f45" draw:formula="480*logheight/555"/>
                <draw:equation draw:name="f46" draw:formula="461*logwidth/584"/>
                <draw:equation draw:name="f47" draw:formula="519*logheight/555"/>
                <draw:equation draw:name="f48" draw:formula="472*logwidth/584"/>
                <draw:equation draw:name="f49" draw:formula="530*logheight/555"/>
                <draw:equation draw:name="f50" draw:formula="493*logwidth/584"/>
                <draw:equation draw:name="f51" draw:formula="530*logheight/555"/>
                <draw:equation draw:name="f52" draw:formula="513*logwidth/584"/>
                <draw:equation draw:name="f53" draw:formula="551*logheight/555"/>
                <draw:equation draw:name="f54" draw:formula="520*logwidth/584"/>
                <draw:equation draw:name="f55" draw:formula="554*logheight/555"/>
                <draw:equation draw:name="f56" draw:formula="523*logwidth/584"/>
                <draw:equation draw:name="f57" draw:formula="554*logheight/555"/>
                <draw:equation draw:name="f58" draw:formula="574*logwidth/584"/>
                <draw:equation draw:name="f59" draw:formula="549*logheight/555"/>
                <draw:equation draw:name="f60" draw:formula="583*logwidth/584"/>
                <draw:equation draw:name="f61" draw:formula="538*logheight/555"/>
                <draw:equation draw:name="f62" draw:formula="583*logwidth/584"/>
                <draw:equation draw:name="f63" draw:formula="491*logheight/555"/>
                <draw:equation draw:name="f64" draw:formula="580*logwidth/584"/>
                <draw:equation draw:name="f65" draw:formula="484*logheight/555"/>
                <draw:equation draw:name="f66" draw:formula="187*logwidth/584"/>
                <draw:equation draw:name="f67" draw:formula="243*logheight/555"/>
                <draw:equation draw:name="f68" draw:formula="187*logwidth/584"/>
                <draw:equation draw:name="f69" draw:formula="243*logheight/555"/>
                <draw:equation draw:name="f70" draw:formula="119*logwidth/584"/>
                <draw:equation draw:name="f71" draw:formula="175*logheight/555"/>
                <draw:equation draw:name="f72" draw:formula="187*logwidth/584"/>
                <draw:equation draw:name="f73" draw:formula="107*logheight/555"/>
                <draw:equation draw:name="f74" draw:formula="255*logwidth/584"/>
                <draw:equation draw:name="f75" draw:formula="175*logheight/555"/>
                <draw:equation draw:name="f76" draw:formula="187*logwidth/584"/>
                <draw:equation draw:name="f77" draw:formula="243*logheight/555"/>
                <draw:equation draw:name="f78" draw:formula="logwidth"/>
                <draw:equation draw:name="f79" draw:formula="logheight"/>
              </draw:enhanced-geometry>
            </draw:custom-shape>
            <draw:custom-shape draw:name="Freeform 78" draw:style-name="gr18" draw:text-style-name="P3" draw:layer="layout" svg:width="0.678cm" svg:height="0.647cm" svg:x="14.333cm" svg:y="7.493cm">
              <text:p/>
              <draw:enhanced-geometry draw:mirror-horizontal="false" draw:mirror-vertical="false" svg:viewBox="0 0 0 0" drawooo:sub-view-size="584 555" draw:text-areas="0 0 ?f78 ?f79" draw:type="ooxml-non-primitive" draw:enhanced-path="M 580 484 L 580 484 C 390 294 390 294 390 294 401 284 401 284 401 284 405 280 405 274 401 270 350 218 350 218 350 218 354 206 361 179 355 147 350 113 329 52 257 21 210 1 164 0 121 19 69 43 37 88 29 112 13 161 0 252 92 316 146 354 208 343 228 339 279 390 279 390 279 390 283 394 290 394 294 390 312 372 312 372 312 372 358 418 358 418 358 418 360 420 362 421 365 421 L 365 421 C 391 421 391 421 391 421 393 474 393 474 393 474 393 477 396 479 398 481 399 483 402 483 405 483 459 480 459 480 459 480 461 519 461 519 461 519 461 525 465 529 472 530 493 530 493 530 493 530 513 551 513 551 513 551 515 553 518 554 520 554 522 554 522 554 523 554 574 549 574 549 574 549 579 547 583 543 583 538 583 491 583 491 583 491 583 488 582 486 580 484 Z M 187 243 L 187 243 C 150 243 119 212 119 175 119 137 150 107 187 107 225 107 255 137 255 175 255 212 225 243 187 243 Z N">
                <draw:equation draw:name="f0" draw:formula="580*logwidth/584"/>
                <draw:equation draw:name="f1" draw:formula="484*logheight/555"/>
                <draw:equation draw:name="f2" draw:formula="580*logwidth/584"/>
                <draw:equation draw:name="f3" draw:formula="484*logheight/555"/>
                <draw:equation draw:name="f4" draw:formula="390*logwidth/584"/>
                <draw:equation draw:name="f5" draw:formula="294*logheight/555"/>
                <draw:equation draw:name="f6" draw:formula="401*logwidth/584"/>
                <draw:equation draw:name="f7" draw:formula="284*logheight/555"/>
                <draw:equation draw:name="f8" draw:formula="401*logwidth/584"/>
                <draw:equation draw:name="f9" draw:formula="270*logheight/555"/>
                <draw:equation draw:name="f10" draw:formula="350*logwidth/584"/>
                <draw:equation draw:name="f11" draw:formula="218*logheight/555"/>
                <draw:equation draw:name="f12" draw:formula="355*logwidth/584"/>
                <draw:equation draw:name="f13" draw:formula="147*logheight/555"/>
                <draw:equation draw:name="f14" draw:formula="257*logwidth/584"/>
                <draw:equation draw:name="f15" draw:formula="21*logheight/555"/>
                <draw:equation draw:name="f16" draw:formula="121*logwidth/584"/>
                <draw:equation draw:name="f17" draw:formula="19*logheight/555"/>
                <draw:equation draw:name="f18" draw:formula="29*logwidth/584"/>
                <draw:equation draw:name="f19" draw:formula="112*logheight/555"/>
                <draw:equation draw:name="f20" draw:formula="92*logwidth/584"/>
                <draw:equation draw:name="f21" draw:formula="316*logheight/555"/>
                <draw:equation draw:name="f22" draw:formula="228*logwidth/584"/>
                <draw:equation draw:name="f23" draw:formula="339*logheight/555"/>
                <draw:equation draw:name="f24" draw:formula="279*logwidth/584"/>
                <draw:equation draw:name="f25" draw:formula="390*logheight/555"/>
                <draw:equation draw:name="f26" draw:formula="294*logwidth/584"/>
                <draw:equation draw:name="f27" draw:formula="390*logheight/555"/>
                <draw:equation draw:name="f28" draw:formula="312*logwidth/584"/>
                <draw:equation draw:name="f29" draw:formula="372*logheight/555"/>
                <draw:equation draw:name="f30" draw:formula="358*logwidth/584"/>
                <draw:equation draw:name="f31" draw:formula="418*logheight/555"/>
                <draw:equation draw:name="f32" draw:formula="365*logwidth/584"/>
                <draw:equation draw:name="f33" draw:formula="421*logheight/555"/>
                <draw:equation draw:name="f34" draw:formula="365*logwidth/584"/>
                <draw:equation draw:name="f35" draw:formula="421*logheight/555"/>
                <draw:equation draw:name="f36" draw:formula="391*logwidth/584"/>
                <draw:equation draw:name="f37" draw:formula="421*logheight/555"/>
                <draw:equation draw:name="f38" draw:formula="393*logwidth/584"/>
                <draw:equation draw:name="f39" draw:formula="474*logheight/555"/>
                <draw:equation draw:name="f40" draw:formula="398*logwidth/584"/>
                <draw:equation draw:name="f41" draw:formula="481*logheight/555"/>
                <draw:equation draw:name="f42" draw:formula="405*logwidth/584"/>
                <draw:equation draw:name="f43" draw:formula="483*logheight/555"/>
                <draw:equation draw:name="f44" draw:formula="459*logwidth/584"/>
                <draw:equation draw:name="f45" draw:formula="480*logheight/555"/>
                <draw:equation draw:name="f46" draw:formula="461*logwidth/584"/>
                <draw:equation draw:name="f47" draw:formula="519*logheight/555"/>
                <draw:equation draw:name="f48" draw:formula="472*logwidth/584"/>
                <draw:equation draw:name="f49" draw:formula="530*logheight/555"/>
                <draw:equation draw:name="f50" draw:formula="493*logwidth/584"/>
                <draw:equation draw:name="f51" draw:formula="530*logheight/555"/>
                <draw:equation draw:name="f52" draw:formula="513*logwidth/584"/>
                <draw:equation draw:name="f53" draw:formula="551*logheight/555"/>
                <draw:equation draw:name="f54" draw:formula="520*logwidth/584"/>
                <draw:equation draw:name="f55" draw:formula="554*logheight/555"/>
                <draw:equation draw:name="f56" draw:formula="523*logwidth/584"/>
                <draw:equation draw:name="f57" draw:formula="554*logheight/555"/>
                <draw:equation draw:name="f58" draw:formula="574*logwidth/584"/>
                <draw:equation draw:name="f59" draw:formula="549*logheight/555"/>
                <draw:equation draw:name="f60" draw:formula="583*logwidth/584"/>
                <draw:equation draw:name="f61" draw:formula="538*logheight/555"/>
                <draw:equation draw:name="f62" draw:formula="583*logwidth/584"/>
                <draw:equation draw:name="f63" draw:formula="491*logheight/555"/>
                <draw:equation draw:name="f64" draw:formula="580*logwidth/584"/>
                <draw:equation draw:name="f65" draw:formula="484*logheight/555"/>
                <draw:equation draw:name="f66" draw:formula="187*logwidth/584"/>
                <draw:equation draw:name="f67" draw:formula="243*logheight/555"/>
                <draw:equation draw:name="f68" draw:formula="187*logwidth/584"/>
                <draw:equation draw:name="f69" draw:formula="243*logheight/555"/>
                <draw:equation draw:name="f70" draw:formula="119*logwidth/584"/>
                <draw:equation draw:name="f71" draw:formula="175*logheight/555"/>
                <draw:equation draw:name="f72" draw:formula="187*logwidth/584"/>
                <draw:equation draw:name="f73" draw:formula="107*logheight/555"/>
                <draw:equation draw:name="f74" draw:formula="255*logwidth/584"/>
                <draw:equation draw:name="f75" draw:formula="175*logheight/555"/>
                <draw:equation draw:name="f76" draw:formula="187*logwidth/584"/>
                <draw:equation draw:name="f77" draw:formula="243*logheight/555"/>
                <draw:equation draw:name="f78" draw:formula="logwidth"/>
                <draw:equation draw:name="f79" draw:formula="logheight"/>
              </draw:enhanced-geometry>
            </draw:custom-shape>
            <draw:custom-shape draw:name="Freeform 78" draw:style-name="gr18" draw:text-style-name="P3" draw:layer="layout" svg:width="0.678cm" svg:height="0.647cm" svg:x="15.122cm" svg:y="7.493cm">
              <text:p/>
              <draw:enhanced-geometry draw:mirror-horizontal="false" draw:mirror-vertical="false" svg:viewBox="0 0 0 0" drawooo:sub-view-size="584 555" draw:text-areas="0 0 ?f78 ?f79" draw:type="ooxml-non-primitive" draw:enhanced-path="M 580 484 L 580 484 C 390 294 390 294 390 294 401 284 401 284 401 284 405 280 405 274 401 270 350 218 350 218 350 218 354 206 361 179 355 147 350 113 329 52 257 21 210 1 164 0 121 19 69 43 37 88 29 112 13 161 0 252 92 316 146 354 208 343 228 339 279 390 279 390 279 390 283 394 290 394 294 390 312 372 312 372 312 372 358 418 358 418 358 418 360 420 362 421 365 421 L 365 421 C 391 421 391 421 391 421 393 474 393 474 393 474 393 477 396 479 398 481 399 483 402 483 405 483 459 480 459 480 459 480 461 519 461 519 461 519 461 525 465 529 472 530 493 530 493 530 493 530 513 551 513 551 513 551 515 553 518 554 520 554 522 554 522 554 523 554 574 549 574 549 574 549 579 547 583 543 583 538 583 491 583 491 583 491 583 488 582 486 580 484 Z M 187 243 L 187 243 C 150 243 119 212 119 175 119 137 150 107 187 107 225 107 255 137 255 175 255 212 225 243 187 243 Z N">
                <draw:equation draw:name="f0" draw:formula="580*logwidth/584"/>
                <draw:equation draw:name="f1" draw:formula="484*logheight/555"/>
                <draw:equation draw:name="f2" draw:formula="580*logwidth/584"/>
                <draw:equation draw:name="f3" draw:formula="484*logheight/555"/>
                <draw:equation draw:name="f4" draw:formula="390*logwidth/584"/>
                <draw:equation draw:name="f5" draw:formula="294*logheight/555"/>
                <draw:equation draw:name="f6" draw:formula="401*logwidth/584"/>
                <draw:equation draw:name="f7" draw:formula="284*logheight/555"/>
                <draw:equation draw:name="f8" draw:formula="401*logwidth/584"/>
                <draw:equation draw:name="f9" draw:formula="270*logheight/555"/>
                <draw:equation draw:name="f10" draw:formula="350*logwidth/584"/>
                <draw:equation draw:name="f11" draw:formula="218*logheight/555"/>
                <draw:equation draw:name="f12" draw:formula="355*logwidth/584"/>
                <draw:equation draw:name="f13" draw:formula="147*logheight/555"/>
                <draw:equation draw:name="f14" draw:formula="257*logwidth/584"/>
                <draw:equation draw:name="f15" draw:formula="21*logheight/555"/>
                <draw:equation draw:name="f16" draw:formula="121*logwidth/584"/>
                <draw:equation draw:name="f17" draw:formula="19*logheight/555"/>
                <draw:equation draw:name="f18" draw:formula="29*logwidth/584"/>
                <draw:equation draw:name="f19" draw:formula="112*logheight/555"/>
                <draw:equation draw:name="f20" draw:formula="92*logwidth/584"/>
                <draw:equation draw:name="f21" draw:formula="316*logheight/555"/>
                <draw:equation draw:name="f22" draw:formula="228*logwidth/584"/>
                <draw:equation draw:name="f23" draw:formula="339*logheight/555"/>
                <draw:equation draw:name="f24" draw:formula="279*logwidth/584"/>
                <draw:equation draw:name="f25" draw:formula="390*logheight/555"/>
                <draw:equation draw:name="f26" draw:formula="294*logwidth/584"/>
                <draw:equation draw:name="f27" draw:formula="390*logheight/555"/>
                <draw:equation draw:name="f28" draw:formula="312*logwidth/584"/>
                <draw:equation draw:name="f29" draw:formula="372*logheight/555"/>
                <draw:equation draw:name="f30" draw:formula="358*logwidth/584"/>
                <draw:equation draw:name="f31" draw:formula="418*logheight/555"/>
                <draw:equation draw:name="f32" draw:formula="365*logwidth/584"/>
                <draw:equation draw:name="f33" draw:formula="421*logheight/555"/>
                <draw:equation draw:name="f34" draw:formula="365*logwidth/584"/>
                <draw:equation draw:name="f35" draw:formula="421*logheight/555"/>
                <draw:equation draw:name="f36" draw:formula="391*logwidth/584"/>
                <draw:equation draw:name="f37" draw:formula="421*logheight/555"/>
                <draw:equation draw:name="f38" draw:formula="393*logwidth/584"/>
                <draw:equation draw:name="f39" draw:formula="474*logheight/555"/>
                <draw:equation draw:name="f40" draw:formula="398*logwidth/584"/>
                <draw:equation draw:name="f41" draw:formula="481*logheight/555"/>
                <draw:equation draw:name="f42" draw:formula="405*logwidth/584"/>
                <draw:equation draw:name="f43" draw:formula="483*logheight/555"/>
                <draw:equation draw:name="f44" draw:formula="459*logwidth/584"/>
                <draw:equation draw:name="f45" draw:formula="480*logheight/555"/>
                <draw:equation draw:name="f46" draw:formula="461*logwidth/584"/>
                <draw:equation draw:name="f47" draw:formula="519*logheight/555"/>
                <draw:equation draw:name="f48" draw:formula="472*logwidth/584"/>
                <draw:equation draw:name="f49" draw:formula="530*logheight/555"/>
                <draw:equation draw:name="f50" draw:formula="493*logwidth/584"/>
                <draw:equation draw:name="f51" draw:formula="530*logheight/555"/>
                <draw:equation draw:name="f52" draw:formula="513*logwidth/584"/>
                <draw:equation draw:name="f53" draw:formula="551*logheight/555"/>
                <draw:equation draw:name="f54" draw:formula="520*logwidth/584"/>
                <draw:equation draw:name="f55" draw:formula="554*logheight/555"/>
                <draw:equation draw:name="f56" draw:formula="523*logwidth/584"/>
                <draw:equation draw:name="f57" draw:formula="554*logheight/555"/>
                <draw:equation draw:name="f58" draw:formula="574*logwidth/584"/>
                <draw:equation draw:name="f59" draw:formula="549*logheight/555"/>
                <draw:equation draw:name="f60" draw:formula="583*logwidth/584"/>
                <draw:equation draw:name="f61" draw:formula="538*logheight/555"/>
                <draw:equation draw:name="f62" draw:formula="583*logwidth/584"/>
                <draw:equation draw:name="f63" draw:formula="491*logheight/555"/>
                <draw:equation draw:name="f64" draw:formula="580*logwidth/584"/>
                <draw:equation draw:name="f65" draw:formula="484*logheight/555"/>
                <draw:equation draw:name="f66" draw:formula="187*logwidth/584"/>
                <draw:equation draw:name="f67" draw:formula="243*logheight/555"/>
                <draw:equation draw:name="f68" draw:formula="187*logwidth/584"/>
                <draw:equation draw:name="f69" draw:formula="243*logheight/555"/>
                <draw:equation draw:name="f70" draw:formula="119*logwidth/584"/>
                <draw:equation draw:name="f71" draw:formula="175*logheight/555"/>
                <draw:equation draw:name="f72" draw:formula="187*logwidth/584"/>
                <draw:equation draw:name="f73" draw:formula="107*logheight/555"/>
                <draw:equation draw:name="f74" draw:formula="255*logwidth/584"/>
                <draw:equation draw:name="f75" draw:formula="175*logheight/555"/>
                <draw:equation draw:name="f76" draw:formula="187*logwidth/584"/>
                <draw:equation draw:name="f77" draw:formula="243*logheight/555"/>
                <draw:equation draw:name="f78" draw:formula="logwidth"/>
                <draw:equation draw:name="f79" draw:formula="logheight"/>
              </draw:enhanced-geometry>
            </draw:custom-shape>
          </draw:g>
        </draw:g>
        <draw:connector draw:style-name="gr19" draw:text-style-name="P6" draw:layer="layout" draw:type="line" svg:x1="7.237cm" svg:y1="3.046cm" svg:x2="7.237cm" svg:y2="5.442cm" draw:start-shape="id9" draw:start-glue-point="2" draw:end-shape="id10" draw:end-glue-point="0" svg:d="M7237 3046v2396" svg:viewBox="0 0 1 2397">
          <text:p/>
        </draw:connector>
        <draw:connector draw:style-name="gr19" draw:text-style-name="P6" draw:layer="layout" draw:type="line" svg:x1="7.266cm" svg:y1="8.762cm" svg:x2="7.237cm" svg:y2="11.225cm" draw:end-shape="id11" draw:end-glue-point="0" svg:d="M7266 8762l-29 2463" svg:viewBox="0 0 30 2464">
          <text:p/>
        </draw:connector>
        <draw:connector draw:style-name="gr13" draw:text-style-name="P6" draw:layer="layout" draw:type="curve" svg:x1="18.9cm" svg:y1="4.615cm" svg:x2="17.546cm" svg:y2="5.16cm" draw:start-shape="id12" draw:start-glue-point="3" draw:end-shape="id13" svg:d="M18900 4615c-1014 0-337 545-1354 545" svg:viewBox="0 0 1355 546">
          <text:p/>
        </draw:connector>
        <draw:connector draw:style-name="gr20" draw:text-style-name="P6" draw:layer="layout" draw:type="line" svg:x1="8.987cm" svg:y1="7.102cm" svg:x2="12.572cm" svg:y2="7.116cm" draw:start-shape="id10" draw:start-glue-point="1" draw:end-shape="id14" draw:end-glue-point="3" svg:d="M8987 7102l3585 14" svg:viewBox="0 0 3586 15">
          <text:p/>
        </draw:connector>
        <draw:g xml:id="id18" draw:id="id18">
          <draw:custom-shape draw:style-name="gr1" draw:text-style-name="P1" draw:layer="layout" svg:width="3.5cm" svg:height="1.65cm" svg:x="5.488cm" svg:y="15.7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674cm" svg:height="1.119cm" svg:x="5.901cm" svg:y="15.991cm">
            <draw:text-box>
              <text:p><text:span text:style-name="T1">Kernel</text:span></text:p>
            </draw:text-box>
          </draw:frame>
        </draw:g>
        <draw:g draw:name="Group 8" xml:id="id16" draw:id="id16">
          <draw:custom-shape draw:name="Freeform 76" draw:style-name="gr6" draw:text-style-name="P3" draw:layer="layout" svg:width="1.18cm" svg:height="1.411cm" svg:x="4.721cm" svg:y="14.655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7" draw:text-style-name="P3" draw:layer="layout" svg:width="0.2cm" svg:height="0.2cm" svg:x="5.216cm" svg:y="15.534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14" draw:text-style-name="P5" xml:id="id15" draw:id="id15" draw:layer="layout" svg:width="1.395cm" svg:height="0.776cm" svg:x="2.256cm" svg:y="14.466cm">
          <draw:text-box>
            <text:p text:style-name="P4"><text:span text:style-name="T2">MOK</text:span></text:p>
          </draw:text-box>
        </draw:frame>
        <draw:connector draw:style-name="gr11" draw:text-style-name="P6" draw:layer="layout" draw:type="curve" svg:x1="3.651cm" svg:y1="14.854cm" svg:x2="4.721cm" svg:y2="15.36cm" draw:start-shape="id15" draw:start-glue-point="1" draw:end-shape="id16" svg:d="M3651 14854c802 0 268 506 1070 506" svg:viewBox="0 0 1071 507">
          <text:p/>
        </draw:connector>
        <draw:connector draw:style-name="gr19" draw:text-style-name="P6" draw:layer="layout" draw:type="line" svg:x1="7.237cm" svg:y1="12.875cm" svg:x2="7.238cm" svg:y2="15.725cm" draw:start-shape="id17" draw:start-glue-point="2" draw:end-shape="id18" draw:end-glue-point="0" svg:d="M7237 12875l1 2850" svg:viewBox="0 0 2 28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nds"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5cm" fo:page-height="1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3T14:48:45.330628649</meta:creation-date>
    <dc:date>2017-07-14T10:58:13.635839370</dc:date>
    <meta:editing-duration>PT50M19S</meta:editing-duration>
    <meta:editing-cycles>29</meta:editing-cycles>
    <meta:generator>LibreOffice/5.3.3.2$Linux_X86_64 LibreOffice_project/30m0$Build-2</meta:generator>
    <meta:document-statistic meta:object-count="52"/>
  </office:meta>
</office:document-meta>
</file>